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04e1e4" officeooo:paragraph-rsid="0004e1e4"/>
    </style:style>
    <style:style style:name="P8"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9" style:family="paragraph" style:parent-style-name="Table_20_Contents">
      <style:paragraph-properties fo:line-height="100%"/>
      <style:text-properties fo:font-size="8pt" officeooo:rsid="00076244" officeooo:paragraph-rsid="00076244" style:font-size-asian="8pt" style:font-size-complex="8pt"/>
    </style:style>
    <style:style style:name="P10" style:family="paragraph" style:parent-style-name="Table_20_Contents">
      <style:paragraph-properties fo:line-height="100%"/>
      <style:text-properties fo:font-size="8pt" officeooo:paragraph-rsid="00076244" style:font-size-asian="8pt" style:font-size-complex="8pt"/>
    </style:style>
    <style:style style:name="P11" style:family="paragraph" style:parent-style-name="Table_20_Contents">
      <style:paragraph-properties fo:line-height="100%"/>
      <style:text-properties fo:font-size="8pt" officeooo:rsid="000b6910" officeooo:paragraph-rsid="000b6910" style:font-size-asian="8pt" style:font-size-complex="8pt"/>
    </style:style>
    <style:style style:name="P12" style:family="paragraph" style:parent-style-name="Table_20_Contents">
      <style:paragraph-properties fo:line-height="100%"/>
      <style:text-properties fo:font-size="8pt" fo:font-weight="bold" officeooo:rsid="000b6910" officeooo:paragraph-rsid="000b6910" style:font-size-asian="8pt" style:font-weight-asian="bold" style:font-size-complex="8pt" style:font-weight-complex="bold"/>
    </style:style>
    <style:style style:name="P13" style:family="paragraph" style:parent-style-name="Table_20_Contents">
      <style:text-properties officeooo:rsid="00096078" officeooo:paragraph-rsid="00096078"/>
    </style:style>
    <style:style style:name="P14" style:family="paragraph" style:parent-style-name="Table_20_Contents">
      <style:text-properties officeooo:paragraph-rsid="000a4ded"/>
    </style:style>
    <style:style style:name="P15" style:family="paragraph" style:parent-style-name="Table_20_Contents">
      <style:text-properties officeooo:rsid="000b6910" officeooo:paragraph-rsid="000b6910"/>
    </style:style>
    <style:style style:name="P16" style:family="paragraph" style:parent-style-name="Table_20_Contents">
      <style:text-properties officeooo:paragraph-rsid="000b6910"/>
    </style:style>
    <style:style style:name="P17" style:family="paragraph" style:parent-style-name="Table_20_Contents">
      <style:paragraph-properties fo:line-height="100%"/>
      <style:text-properties fo:font-size="10pt" officeooo:rsid="000b6910" officeooo:paragraph-rsid="000b6910" style:font-size-asian="8.75pt" style:font-size-complex="10pt"/>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76244"/>
    </style:style>
    <style:style style:name="T4" style:family="text">
      <style:text-properties style:text-underline-style="none"/>
    </style:style>
    <style:style style:name="T5" style:family="text">
      <style:text-properties style:text-underline-style="none" officeooo:rsid="0009cdfa"/>
    </style:style>
    <style:style style:name="T6" style:family="text">
      <style:text-properties style:text-underline-style="none" officeooo:rsid="000a4ded"/>
    </style:style>
    <style:style style:name="T7" style:family="text">
      <style:text-properties officeooo:rsid="000b6910"/>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8"><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1. Llamadas al sistema para el S.Archivos. Parte 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é Antonio Álvarez Ocete</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7">60</text:span> minutos.</text:p>
      <text:p text:style-name="Standard">1. He resuelto todas las dudas que tenía antes de iniciar la sesión de prácticas: <text:span text:style-name="T7">no</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P16"><text:span text:style-name="T7">No he dedicado suficiente tiempo al guión antes de la práctica.</text:span></text:p>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P16"><text:span text:style-name="T7">Punteros. Al no haber dado Metodología de la Programación, aún no he trabajado de verdad con punteros. Aunque conozco la teoría, no los he utilizado.</text:span></text:p>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P16"><text:span text:style-name="T7">No estoy seguro ya que, de nuevo, no he dado Metodología, pero creo que es la primera vez que se ha visto una “macro” en a carrera. De ser el caso y como sugerencia, creo que una breve explicación sobre qué es <text:s/>y su funcionamiento podría ayudar al desarrollo de la práctica. Realmente es un concepto sencillo y resulta fácil encontrar información sobre la misma, así que no se trata de un verdadero handicap. </text:span></text:p>
          </table:table-cell>
        </table:table-row>
      </table:table>
      <text:p text:style-name="Standard"/>
      <text:p text:style-name="P4">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P15">El programa “tarea1.c” crea con una serie de permisos, o simplemente abre si ya esta creado, un archivo de texto llamado “archivo”, escribe en él una cadena de caracteres, desplaza el offset hacia delante (dejando una serie de bytes en blanco pero que no serán apreciados) y vuelve a escribir otra cadena de caracteres. Todo esto se realiza cuidando el tratamiento de errores de las llamadas al sistemas utilizadas.</text:p>
            <text:p text:style-name="P15">Podemos apreciar el desplazamiento si ejecutamos los comandos “cat” y “od -c” sobre el archivo. <text:soft-page-break/>Con cat, veremos las cadenas de caracteres escritas en dicho archivo: </text:p>
            <text:p text:style-name="P15">abcdefghijABCDEFGHIJ</text:p>
            <text:p text:style-name="P15">Con “od -c”, veremos también los bytes en blanco que dejamos al desplazar el offset:</text:p>
            <text:p text:style-name="P15">0000000 <text:s text:c="2"/>a <text:s text:c="2"/>b <text:s text:c="2"/>c <text:s text:c="2"/>d <text:s text:c="2"/>e <text:s text:c="2"/>f <text:s text:c="2"/>g <text:s text:c="2"/>h <text:s text:c="2"/>i <text:s text:c="2"/>j <text:s/>\0 <text:s/>\0 <text:s/>\0 <text:s/>\0 <text:s/>\0 <text:s/>\0</text:p>
            <text:p text:style-name="P15">0000020 <text:s/>\0 <text:s/>\0 <text:s/>\0 <text:s/>\0 <text:s/>\0 <text:s/>\0 <text:s/>\0 <text:s/>\0 <text:s/>\0 <text:s/>\0 <text:s/>\0 <text:s/>\0 <text:s/>\0 <text:s/>\0 <text:s/>\0 <text:s/>\0</text:p>
            <text:p text:style-name="P15">0000040 <text:s/>\0 <text:s/>\0 <text:s/>\0 <text:s/>\0 <text:s/>\0 <text:s/>\0 <text:s/>\0 <text:s/>\0 <text:s text:c="2"/>A <text:s text:c="2"/>B <text:s text:c="2"/>C <text:s text:c="2"/>D <text:s text:c="2"/>E <text:s text:c="2"/>F <text:s text:c="2"/>G <text:s text:c="2"/>H</text:p>
            <text:p text:style-name="P16"><text:span text:style-name="T7">0000060 <text:s text:c="2"/>I <text:s text:c="2"/>J</text:span></text:p>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table-cell table:style-name="Table10.A1" office:value-type="string">
            <text:p text:style-name="P9">#include &lt;unistd.h&gt;</text:p>
            <text:p text:style-name="P9">#include &lt;stdio.h&gt;</text:p>
            <text:p text:style-name="P9">#include &lt;stdlib.h&gt;</text:p>
            <text:p text:style-name="P9">#include &lt;sys/types.h&gt;</text:p>
            <text:p text:style-name="P9">#include &lt;sys/stat.h&gt;</text:p>
            <text:p text:style-name="P9">#include &lt;fcntl.h&gt;</text:p>
            <text:p text:style-name="P9">#include &lt;errno.h&gt;</text:p>
            <text:p text:style-name="P9">#include &lt;string.h&gt;</text:p>
            <text:p text:style-name="P9"/>
            <text:p text:style-name="P9">int main(int argc, char *argv[]){</text:p>
            <text:p text:style-name="P9"><text:tab/>int fdread, fdwrite, read_length;</text:p>
            <text:p text:style-name="P9"><text:tab/>const int BLOCK_SIZE = 80;</text:p>
            <text:p text:style-name="P9"><text:tab/>char block[BLOCK_SIZE];</text:p>
            <text:p text:style-name="P9"><text:tab/>char pathname[1024];</text:p>
            <text:p text:style-name="P9"/>
            <text:p text:style-name="P9"><text:tab/>if(argc &lt; 2)</text:p>
            <text:p text:style-name="P9"><text:tab/><text:tab/>fdread = STDIN_FILENO;</text:p>
            <text:p text:style-name="P9"><text:tab/>else{</text:p>
            <text:p text:style-name="P9"><text:tab/><text:tab/>strcpy(pathname,argv[1]);</text:p>
            <text:p text:style-name="P9"><text:tab/><text:tab/>if((fdread=open(pathname,O_RDONLY))&lt;0) {</text:p>
            <text:p text:style-name="P9"><text:tab/><text:tab/><text:tab/>perror("\nError en open 1");</text:p>
            <text:p text:style-name="P9"><text:tab/><text:tab/><text:tab/>exit(EXIT_FAILURE);</text:p>
            <text:p text:style-name="P9"><text:tab/><text:tab/>}</text:p>
            <text:p text:style-name="P9"><text:tab/>}</text:p>
            <text:p text:style-name="P9"><text:tab/>if((fdwrite=open("salida.txt",O_CREAT|O_TRUNC|O_WRONLY,S_IRUSR|S_IWUSR))&lt;0) {</text:p>
            <text:p text:style-name="P9"><text:tab/><text:tab/>perror("\nError en open 2");</text:p>
            <text:p text:style-name="P9"><text:soft-page-break/><text:tab/><text:tab/>exit(EXIT_FAILURE);</text:p>
            <text:p text:style-name="P9"><text:tab/>}</text:p>
            <text:p text:style-name="P9"><text:tab/>int i=0;</text:p>
            <text:p text:style-name="P9"><text:tab/>//Dejamos unos bites libres al principio para poder escribir la cabecera más adelante.</text:p>
            <text:p text:style-name="P9"><text:tab/>if(lseek(fdwrite,45,SEEK_SET) &lt; 0) {</text:p>
            <text:p text:style-name="P9"><text:tab/><text:tab/>perror("\nError en lseek 1");</text:p>
            <text:p text:style-name="P9"><text:tab/><text:tab/>exit(EXIT_FAILURE);</text:p>
            <text:p text:style-name="P9"><text:tab/>}</text:p>
            <text:p text:style-name="P9"><text:tab/>do{</text:p>
            <text:p text:style-name="P9"><text:tab/><text:tab/>if((read_length = read(fdread, block, BLOCK_SIZE)) &lt; 0){</text:p>
            <text:p text:style-name="P9"><text:tab/><text:tab/><text:tab/>perror("\nError en lectura");</text:p>
            <text:p text:style-name="P9"><text:tab/><text:tab/><text:tab/>exit(EXIT_FAILURE);</text:p>
            <text:p text:style-name="P9"><text:tab/><text:tab/>}</text:p>
            <text:p text:style-name="P9"><text:tab/><text:tab/>//Si el último bloque es justamente de 0 bytes, no imprimimos nada, ni aumentamos el contador.</text:p>
            <text:p text:style-name="P9"><text:tab/><text:tab/>if (read_length &gt; 0)</text:p>
            <text:p text:style-name="P9"><text:tab/><text:tab/><text:tab/>dprintf(fdwrite, "\n\n\t%s%d:\n", "Bloque ", ++i);</text:p>
            <text:p text:style-name="P9"><text:tab/><text:tab/>if(write(fdwrite,block,read_length) &lt; read_length) {</text:p>
            <text:p text:style-name="P9"><text:tab/><text:tab/><text:tab/>perror("\nError en escritura");</text:p>
            <text:p text:style-name="P9"><text:tab/><text:tab/><text:tab/>exit(EXIT_FAILURE);</text:p>
            <text:p text:style-name="P9"><text:tab/><text:tab/>}</text:p>
            <text:p text:style-name="P9"><text:tab/>}while (read_length == BLOCK_SIZE);</text:p>
            <text:p text:style-name="P9"><text:tab/>if(lseek(fdwrite,0,SEEK_SET) &lt; 0) {</text:p>
            <text:p text:style-name="P9"><text:tab/><text:tab/>perror("\nError en lseek 2");</text:p>
            <text:p text:style-name="P9"><text:tab/><text:tab/>exit(EXIT_FAILURE);</text:p>
            <text:p text:style-name="P9"><text:tab/>}</text:p>
            <text:p text:style-name="P9"><text:tab/>dprintf(fdwrite, "%s%d", "El número de bloques es ", i);</text:p>
            <text:p text:style-name="P9"><text:tab/>return 0;</text:p>
            <text:p text:style-name="P10"><text:span text:style-name="T3">}</text:span></text:p>
          </table:table-cell>
        </table:table-row>
        <table:table-row>
          <table:table-cell table:style-name="Table10.A2" office:value-type="string">
            <text:p text:style-name="P17">Los detalles clave de este programa han sido el uso de la función “dprintf” para escribir en un archivo de forma cómoda, y dejar un espacio en blanco al inicio del documento moviendo el offset antes de comenzar a escribir los datos, para colocar en dicho espacio el número de bloques totales al final del guión.</text:p>
            <text:p text:style-name="P17">A si mismo, hemos estudiado todos los casos, como el hecho de que el último bloque leído no tenga 80 bytes exactos, que sería el mas común. Además, si resulta que el último bloque es de exactamente 80 bytes, en la siguiente lectura no imprimiremos el mensaje de “Bloque i”, ni aumentaremos dicho contador, pues contaríamos un bloque más de la cuenta. </text:p>
            <text:p text:style-name="P17">Se han tenido en cuanto estos casos a la hora de estudiar los errores posibles. Por ejemplo, en la escritura, tendremos un error si escribimos menos de la longitud leída previamente, que puede ser distinta del tamaño del bloque (lo sería en caso de que el último bloque no sea de 80 bytes).</text:p>
          </table:table-cell>
        </table:table-row>
      </table:table>
      <text:p text:style-name="Standard"/>
      <text:p text:style-name="Standard"><text:soft-page-break/>Mi solución a la <text:span text:style-name="T2">ejercicio 3</text:span> ha sido:</text:p>
      <table:table table:name="Table12" table:style-name="Table12">
        <table:table-column table:style-name="Table12.A"/>
        <table:table-row>
          <table:table-cell table:style-name="Table12.A1" office:value-type="string">
            <text:p text:style-name="P16"><text:span text:style-name="T7">El programa “tarea2.c” acepta una serie de parámetros. Si no se ejecuta con parámetros, te ilustra sobre correcto uso de el programa en sí. A continuación, te informa si son archivos regulares, directorios, archivos especiales de caracteres, archivos especiales de bloques, FIFOs, enlaces simbólicos u otro tipo de archivo. Para ello, el programa utiliza el valor st_mode de la estructura stat.</text:span></text:p>
          </table:table-cell>
        </table:table-row>
      </table:table>
      <text:p text:style-name="Standard"/>
      <text:p text:style-name="Standard">Mi solución a la <text:span text:style-name="T2">ejercicio 4</text:span> ha sido:</text:p>
      <table:table table:name="Table4" table:style-name="Table4">
        <table:table-column table:style-name="Table4.A"/>
        <table:table-row>
          <table:table-cell table:style-name="Table4.A1" office:value-type="string">
            <text:p text:style-name="P13">La macro que he definido es la siguiente:</text:p>
            <text:p text:style-name="P13">#define S_ISREG2(mode) (mode == 0100000)</text:p>
            <text:p text:style-name="P14"><text:span text:style-name="T5">Dado </text:span><text:span text:style-name="T6">que la máscara para archivo regular (es decir, el valor que tomaría la variable st_mode en caso de que el archivo fuese regular) es 0100000.</text:span></text:p>
            <text:p text:style-name="P15"><text:span text:style-name="T6">P</text:span><text:span text:style-name="T4">ara probar la macro, la introducimos en el script “prueba2.c”, que quedaría así:</text:span></text:p>
            <text:p text:style-name="P11"><text:span text:style-name="T4">#include&lt;unistd.h&gt;</text:span></text:p>
            <text:p text:style-name="P11"><text:span text:style-name="T4">#include&lt;stdio.h&gt;</text:span></text:p>
            <text:p text:style-name="P11"><text:span text:style-name="T4">#include&lt;stdlib.h&gt;</text:span></text:p>
            <text:p text:style-name="P11"><text:span text:style-name="T4">#include&lt;sys/types.h&gt;</text:span></text:p>
            <text:p text:style-name="P11"><text:span text:style-name="T4">#include&lt;sys/stat.h&gt;</text:span></text:p>
            <text:p text:style-name="P11"><text:span text:style-name="T4">#include&lt;stdio.h&gt;</text:span></text:p>
            <text:p text:style-name="P11"><text:span text:style-name="T4">#include&lt;errno.h&gt;</text:span></text:p>
            <text:p text:style-name="P11"><text:span text:style-name="T4">#include&lt;string.h&gt;</text:span></text:p>
            <text:p text:style-name="P11"><text:span text:style-name="T4"/></text:p>
            <text:p text:style-name="P12"><text:span text:style-name="T4">#define S_ISREG2(mode) (mode == 0100000)</text:span></text:p>
            <text:p text:style-name="P11"><text:span text:style-name="T4"/></text:p>
            <text:p text:style-name="P11"><text:span text:style-name="T4">int main(int argc, char *argv[]){</text:span></text:p>
            <text:p text:style-name="P11"><text:span text:style-name="T4"><text:s text:c="2"/>int i;</text:span></text:p>
            <text:p text:style-name="P11"><text:span text:style-name="T4"><text:s text:c="2"/>struct stat atributos;</text:span></text:p>
            <text:p text:style-name="P11"><text:span text:style-name="T4"><text:s text:c="2"/>char tipoArchivo[30];</text:span></text:p>
            <text:p text:style-name="P11"><text:span text:style-name="T4"/></text:p>
            <text:p text:style-name="P11"><text:span text:style-name="T4"><text:s text:c="2"/>if(argc&lt;2) {</text:span></text:p>
            <text:p text:style-name="P11"><text:span text:style-name="T4"><text:s text:c="2"/><text:tab/>printf("\nSintaxis de ejecucion: tarea2 [&lt;nombre_archivo&gt;]+\n\n");</text:span></text:p>
            <text:p text:style-name="P11"><text:span text:style-name="T4"><text:s text:c="2"/><text:tab/>exit(-1);</text:span></text:p>
            <text:p text:style-name="P11"><text:span text:style-name="T4"><text:s text:c="2"/>}</text:span></text:p>
            <text:p text:style-name="P11"><text:span text:style-name="T4"><text:s text:c="2"/>for(i=1;i&lt;argc;i++) {</text:span></text:p>
            <text:p text:style-name="P11"><text:span text:style-name="T4"><text:s text:c="2"/><text:tab/>printf("%s: ", argv[i]);</text:span></text:p>
            <text:p text:style-name="P11"><text:span text:style-name="T4"><text:s text:c="2"/><text:tab/>if(lstat(argv[i],&amp;atributos) &lt; 0) {</text:span></text:p>
            <text:p text:style-name="P11"><text:span text:style-name="T4"><text:s text:c="2"/><text:tab/><text:tab/>printf("\nError al intentar acceder a los atributos de %s",argv[i]);</text:span></text:p>
            <text:p text:style-name="P11"><text:soft-page-break/><text:span text:style-name="T4"><text:s text:c="2"/><text:tab/><text:tab/>perror("\nError en lstat");</text:span></text:p>
            <text:p text:style-name="P11"><text:span text:style-name="T4"><text:s text:c="2"/><text:tab/>}</text:span></text:p>
            <text:p text:style-name="P11"><text:span text:style-name="T4"><text:s text:c="2"/><text:tab/>else {</text:span></text:p>
            <text:p text:style-name="P11"><text:span text:style-name="T4"><text:s text:c="2"/><text:tab/><text:tab/>if(S_ISREG(atributos.st_mode)) strcpy(tipoArchivo,"Regular");</text:span></text:p>
            <text:p text:style-name="P11"><text:span text:style-name="T4"><text:s text:c="2"/><text:tab/><text:tab/>else if(S_ISDIR(atributos.st_mode)) strcpy(tipoArchivo,"Directorio");</text:span></text:p>
            <text:p text:style-name="P11"><text:span text:style-name="T4"><text:s text:c="2"/><text:tab/><text:tab/>else if(S_ISCHR(atributos.st_mode)) strcpy(tipoArchivo,"Especial de caracteres");</text:span></text:p>
            <text:p text:style-name="P11"><text:span text:style-name="T4"><text:s text:c="2"/><text:tab/><text:tab/>else if(S_ISBLK(atributos.st_mode)) strcpy(tipoArchivo,"Especial de bloques");</text:span></text:p>
            <text:p text:style-name="P11"><text:span text:style-name="T4"><text:s text:c="2"/><text:tab/><text:tab/>else if(S_ISFIFO(atributos.st_mode)) strcpy(tipoArchivo,"Tuber�a con nombre (FIFO)");</text:span></text:p>
            <text:p text:style-name="P11"><text:span text:style-name="T4"><text:s text:c="2"/><text:tab/><text:tab/>else if(S_ISLNK(atributos.st_mode)) strcpy(tipoArchivo,"Enlace relativo (soft)");</text:span></text:p>
            <text:p text:style-name="P11"><text:span text:style-name="T4"><text:s text:c="2"/><text:tab/><text:tab/>else if(S_ISSOCK(atributos.st_mode)) strcpy(tipoArchivo,"Socket");</text:span></text:p>
            <text:p text:style-name="P11"><text:span text:style-name="T4"><text:s text:c="2"/><text:tab/><text:tab/>else strcpy(tipoArchivo,"Tipo de archivo desconocido");</text:span></text:p>
            <text:p text:style-name="P11"><text:span text:style-name="T4"><text:s text:c="2"/><text:tab/><text:tab/>printf("%s\n\t%d",tipoArchivo, atributos.st_mode);</text:span></text:p>
            <text:p text:style-name="P11"><text:span text:style-name="T4"><text:s text:c="2"/><text:tab/>}</text:span></text:p>
            <text:p text:style-name="P11"><text:span text:style-name="T4"><text:s text:c="2"/>}</text:span></text:p>
            <text:p text:style-name="P11"><text:span text:style-name="T4"><text:s text:c="2"/>return 0;</text:span></text:p>
            <text:p text:style-name="P11"><text:span text:style-name="T4">}</text:span></text:p>
          </table:table-cell>
        </table:table-row>
        <table:table-row>
          <table:table-cell table:style-name="Table4.A2" office:value-type="string">
            <text:p text:style-name="P15">Para comprobar que la macro funciona, ejecutamos un caso en el que el archivo sea regular:</text:p>
            <text:p text:style-name="P15">./ejercicio4 salida.txt</text:p>
            <text:p text:style-name="P15">Donde la salida nos indica que efectivamente, es un archivo regular. A su vez, ejecutamos el programa con una entrada que no sea archivo regular</text:p>
            <text:p text:style-name="P15">./ejercicio ./</text:p>
            <text:p text:style-name="P15">El programa nos indica que la entrada es un directorio.</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1-10-05T09:46:35</meta:creation-date>
    <dc:date>2016-11-10T23:36:52.371108011</dc:date>
    <meta:print-date>2011-10-06T10:39:21</meta:print-date>
    <meta:editing-cycles>189</meta:editing-cycles>
    <meta:editing-duration>P1DT53M54S</meta:editing-duration>
    <meta:document-statistic meta:table-count="10" meta:image-count="1" meta:object-count="0" meta:page-count="5" meta:paragraph-count="130" meta:word-count="1022" meta:character-count="7057" meta:non-whitespace-character-count="5928"/>
    <meta:user-defined meta:name="Información 1"/>
    <meta:user-defined meta:name="Información 2"/>
    <meta:user-defined meta:name="Información 3"/>
    <meta:user-defined meta:name="Información 4"/>
  </office:meta>
</office:document-meta>
</file>